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Noto Sans CJK SC1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085291"/>
    </style:style>
    <style:style style:name="P2" style:family="paragraph" style:parent-style-name="Standard" style:list-style-name="L2">
      <style:paragraph-properties fo:text-align="start" style:justify-single-word="false"/>
      <style:text-properties officeooo:paragraph-rsid="00085291"/>
    </style:style>
    <style:style style:name="P3" style:family="paragraph" style:parent-style-name="Standard" style:list-style-name="L4">
      <style:paragraph-properties fo:text-align="start" style:justify-single-word="false"/>
      <style:text-properties officeooo:paragraph-rsid="00085291"/>
    </style:style>
    <style:style style:name="P4" style:family="paragraph" style:parent-style-name="Standard" style:list-style-name="L4">
      <style:paragraph-properties fo:text-align="start" style:justify-single-word="false"/>
      <style:text-properties officeooo:paragraph-rsid="00110af1"/>
    </style:style>
    <style:style style:name="P5" style:family="paragraph" style:parent-style-name="Standard" style:list-style-name="L7">
      <style:paragraph-properties fo:text-align="start" style:justify-single-word="false"/>
      <style:text-properties officeooo:paragraph-rsid="00085291"/>
    </style:style>
    <style:style style:name="P6" style:family="paragraph" style:parent-style-name="Standard" style:list-style-name="L8">
      <style:paragraph-properties fo:text-align="start" style:justify-single-word="false"/>
      <style:text-properties officeooo:paragraph-rsid="00085291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085291" officeooo:paragraph-rsid="00085291"/>
    </style:style>
    <style:style style:name="P8" style:family="paragraph" style:parent-style-name="Standard">
      <style:paragraph-properties fo:margin-left="0cm" fo:margin-right="0cm" fo:text-align="start" style:justify-single-word="false" fo:text-indent="0.741cm" style:auto-text-indent="true"/>
      <style:text-properties officeooo:paragraph-rsid="00085291"/>
    </style:style>
    <style:style style:name="P9" style:family="paragraph" style:parent-style-name="Standard">
      <style:paragraph-properties fo:margin-left="0cm" fo:margin-right="0cm" fo:text-align="start" style:justify-single-word="false" fo:text-indent="0.741cm" style:auto-text-indent="true"/>
      <style:text-properties officeooo:rsid="0004d65a" officeooo:paragraph-rsid="0004d65a"/>
    </style:style>
    <style:style style:name="P10" style:family="paragraph" style:parent-style-name="Heading_20_3">
      <style:paragraph-properties fo:text-align="center" style:justify-single-word="false"/>
      <style:text-properties officeooo:paragraph-rsid="00049a54"/>
    </style:style>
    <style:style style:name="T1" style:family="text">
      <style:text-properties officeooo:rsid="0004d65a"/>
    </style:style>
    <style:style style:name="T2" style:family="text">
      <style:text-properties officeooo:rsid="00085291"/>
    </style:style>
    <style:style style:name="T3" style:family="text">
      <style:text-properties officeooo:rsid="00089a1b"/>
    </style:style>
    <style:style style:name="T4" style:family="text">
      <style:text-properties officeooo:rsid="000a0a33"/>
    </style:style>
    <style:style style:name="T5" style:family="text">
      <style:text-properties officeooo:rsid="000b163f"/>
    </style:style>
    <style:style style:name="T6" style:family="text">
      <style:text-properties officeooo:rsid="000b93f6"/>
    </style:style>
    <style:style style:name="T7" style:family="text">
      <style:text-properties officeooo:rsid="000d8783"/>
    </style:style>
    <style:style style:name="T8" style:family="text">
      <style:text-properties officeooo:rsid="00049a54"/>
    </style:style>
    <style:style style:name="T9" style:family="text">
      <style:text-properties officeooo:rsid="000dfc83"/>
    </style:style>
    <style:style style:name="T10" style:family="text">
      <style:text-properties officeooo:rsid="000f346a"/>
    </style:style>
    <style:style style:name="T11" style:family="text">
      <style:text-properties officeooo:rsid="00110a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/>
      <text:h text:style-name="P10" text:outline-level="3"><text:span text:style-name="T8">项目介绍文档</text:span></text:h>
      <text:p text:style-name="P9"/>
      <text:p text:style-name="P9"/>
      <text:p text:style-name="P9"/>
      <text:p text:style-name="P9">本项目旨在开发一款及时提醒学生上课、坐校车、接受公告及新闻等功能的软件，以下是关于本项目的构想，每个构想点包括两个部分一是基础版——一定要完成的内容，二是进阶版——根据实际开发情况决定（是构想，不是需求）：</text:p>
      <text:list xml:id="list3651042877" text:style-name="L1">
        <text:list-item>
          <text:p text:style-name="P1"><text:span text:style-name="T1">智能导入课表：</text:span></text:p>
        </text:list-item>
      </text:list>
      <text:list xml:id="list772867169" text:style-name="L2">
        <text:list-item>
          <text:p text:style-name="P2"><text:span text:style-name="T1">基础：摒弃机械地复制粘贴方式一节课、一节课的添加到系统中的方式，采用便捷、智能地导入。具体做法如下：利用教务处自带的导出课表功能产生一个pdf文件，之后直接往软件里导入该pdf文件分析出正确的课表信息。</text:span></text:p>
        </text:list-item>
        <text:list-item>
          <text:p text:style-name="P2"><text:span text:style-name="T1">进阶：新增图片导入课表的方式，即导入一张含或不含课表信息的图片，智能的识别出图中所包含信息。</text:span></text:p>
        </text:list-item>
      </text:list>
      <text:list xml:id="list221612420735953" text:continue-list="list3651042877" text:style-name="L1">
        <text:list-item>
          <text:p text:style-name="P1">便捷安排时间<text:span text:style-name="T2">：</text:span></text:p>
        </text:list-item>
      </text:list>
      <text:list xml:id="list877325145" text:style-name="L3">
        <text:list-item>
          <text:p text:style-name="P7">基础：目前计划规划功能大致两种<text:span text:style-name="T3">，一是先事后时间模式，即写一件事情，然后指定时间，二是先时间后事模式。我们这个项目拟采用后种，点击可视化的时间轴来插入相应事情。</text:span></text:p>
        </text:list-item>
        <text:list-item>
          <text:p text:style-name="P7">进阶<text:span text:style-name="T4">：炫酷、精美的时间轴计划安排界面——给予舒适、新奇的体验和事务相关智能提醒——识别用户相关事情，给予指导性的意见。</text:span></text:p>
        </text:list-item>
      </text:list>
      <text:list xml:id="list221612948098740" text:continue-list="list221612420735953" text:style-name="L1">
        <text:list-item>
          <text:p text:style-name="P1">贴心事务提醒<text:span text:style-name="T5">：</text:span></text:p>
        </text:list-item>
      </text:list>
      <text:list xml:id="list1733367501" text:style-name="L4">
        <text:list-item>
          <text:p text:style-name="P4">基础<text:span text:style-name="T5">：采用传统的软件内部消息通知和邮件的方式来提醒（由于开发人员能力不足只能做成电脑版），前三十分钟提醒，之后每隔十分钟提醒一次。</text:span></text:p>
        </text:list-item>
        <text:list-item>
          <text:p text:style-name="P3">进阶<text:span text:style-name="T6">：根据事情的具体内容来制定提醒的时间（如果之后有可能的android版，新加一个据场景提醒的功能）。</text:span></text:p>
        </text:list-item>
      </text:list>
      <text:list xml:id="list221613808649727" text:continue-list="list221612948098740" text:style-name="L1">
        <text:list-item>
          <text:p text:style-name="P1">推送学校公告<text:span text:style-name="T7">：</text:span></text:p>
        </text:list-item>
      </text:list>
      <text:list xml:id="list1606745621" text:style-name="L7">
        <text:list-item>
          <text:p text:style-name="P5">基础<text:span text:style-name="T7">：从学校教务处里直接导入相关通知和新闻。</text:span></text:p>
        </text:list-item>
        <text:list-item>
          <text:p text:style-name="P5">进阶<text:span text:style-name="T7">：针对不同的学生，推荐不同的新闻，尽量减少推荐与其不想关的通知。</text:span></text:p>
        </text:list-item>
      </text:list>
      <text:list xml:id="list221612710810282" text:continue-list="list221613808649727" text:style-name="L1">
        <text:list-item>
          <text:p text:style-name="P1">学生间任务互动<text:span text:style-name="T7">：</text:span></text:p>
        </text:list-item>
      </text:list>
      <text:list xml:id="list2205377157" text:style-name="L8">
        <text:list-item>
          <text:p text:style-name="P6">基础<text:span text:style-name="T9">：拟定目标，匹配到相似目标的人，相互间讨论，拟定计划，共同督促，齐学习，齐进步。</text:span></text:p>
        </text:list-item>
        <text:list-item>
          <text:p text:style-name="P6">进阶<text:span text:style-name="T9">：设定一个机制，用来强制双方的监督，并不完全靠双方的自觉。</text:span></text:p>
        </text:list-item>
      </text:list>
      <text:p text:style-name="P8">以上是对这个项目的构想<text:span text:style-name="T10">，更好地做法，应该是做成android版本的，这样更方便，也更合理，但是由于团队成员都对android不熟悉，所以只好采取写成客户端的形式，为了能够不影响方便度，所以采用邮箱提醒的方式作为消息通知的补偿，为了弥补这个客户端不方便的缺点。</text:span></text:p>
      <text:p text:style-name="P8">我们这个组只是想做一点实际的东西<text:span text:style-name="T11">，体验一次团队开发，积累开发经验，希望我们能够圆满完成这次项目，做出一个令人满意的软件产品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Noto Sans CJK SC1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1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Noto Sans CJK SC1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7:55:32.194627315</meta:creation-date>
    <dc:date>2019-10-04T22:16:12.098087897</dc:date>
    <meta:editing-duration>PT20M5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852" meta:character-count="887" meta:non-whitespace-character-count="887"/>
  </office:meta>
</office:document-meta>
</file>